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cd80" officeooo:paragraph-rsid="0021cd80"/>
    </style:style>
    <style:style style:name="P2" style:family="paragraph" style:parent-style-name="Standard">
      <style:text-properties officeooo:rsid="00251de9" officeooo:paragraph-rsid="00251de9"/>
    </style:style>
    <style:style style:name="P3" style:family="paragraph" style:parent-style-name="Standard">
      <style:text-properties officeooo:rsid="00256383" officeooo:paragraph-rsid="00256383"/>
    </style:style>
    <style:style style:name="P4" style:family="paragraph" style:parent-style-name="Standard">
      <style:text-properties officeooo:rsid="002723ac" officeooo:paragraph-rsid="002723ac"/>
    </style:style>
    <style:style style:name="P5" style:family="paragraph" style:parent-style-name="Standard">
      <style:text-properties officeooo:rsid="0028b023" officeooo:paragraph-rsid="0028b023"/>
    </style:style>
    <style:style style:name="P6" style:family="paragraph" style:parent-style-name="Standard">
      <style:text-properties officeooo:rsid="00292049" officeooo:paragraph-rsid="00292049"/>
    </style:style>
    <style:style style:name="P7" style:family="paragraph" style:parent-style-name="Standard">
      <style:text-properties fo:font-size="10pt" officeooo:rsid="002a1ec1" officeooo:paragraph-rsid="002aa389" style:font-size-asian="10pt" style:font-size-complex="10pt"/>
    </style:style>
    <style:style style:name="P8" style:family="paragraph" style:parent-style-name="Standard">
      <style:text-properties fo:font-size="10pt" officeooo:rsid="002a1ec1" officeooo:paragraph-rsid="002c12fb" style:font-size-asian="10pt" style:font-size-complex="10pt"/>
    </style:style>
    <style:style style:name="P9" style:family="paragraph" style:parent-style-name="Standard">
      <style:text-properties fo:font-size="10pt" officeooo:rsid="002a1ec1" officeooo:paragraph-rsid="002d2cd1" style:font-size-asian="10pt" style:font-size-complex="10pt"/>
    </style:style>
    <style:style style:name="P10" style:family="paragraph" style:parent-style-name="Standard">
      <style:text-properties fo:font-size="10pt" officeooo:rsid="002a1ec1" officeooo:paragraph-rsid="002fa453" style:font-size-asian="10pt" style:font-size-complex="10pt"/>
    </style:style>
    <style:style style:name="P11" style:family="paragraph" style:parent-style-name="Standard">
      <style:text-properties fo:font-size="10pt" officeooo:rsid="002a1ec1" officeooo:paragraph-rsid="00327bfb" style:font-size-asian="10pt" style:font-size-complex="10pt"/>
    </style:style>
    <style:style style:name="P12" style:family="paragraph" style:parent-style-name="Standard">
      <style:text-properties fo:font-size="10pt" officeooo:rsid="002c12fb" officeooo:paragraph-rsid="002c12fb" style:font-size-asian="10pt" style:font-size-complex="10pt"/>
    </style:style>
    <style:style style:name="P13" style:family="paragraph" style:parent-style-name="Standard">
      <style:text-properties fo:font-size="10pt" officeooo:rsid="002e98c4" officeooo:paragraph-rsid="002e98c4" style:font-size-asian="10pt" style:font-size-complex="10pt"/>
    </style:style>
    <style:style style:name="P14" style:family="paragraph" style:parent-style-name="Standard">
      <style:text-properties fo:font-size="10pt" officeooo:rsid="002e98c4" officeooo:paragraph-rsid="0037b2e3" style:font-size-asian="10pt" style:font-size-complex="10pt"/>
    </style:style>
    <style:style style:name="P15" style:family="paragraph" style:parent-style-name="Standard">
      <style:text-properties fo:font-size="10pt" officeooo:rsid="002e98c4" officeooo:paragraph-rsid="00381073" style:font-size-asian="10pt" style:font-size-complex="10pt"/>
    </style:style>
    <style:style style:name="P16" style:family="paragraph" style:parent-style-name="Standard">
      <style:text-properties fo:font-size="10pt" officeooo:rsid="002e98c4" officeooo:paragraph-rsid="003869f2" style:font-size-asian="10pt" style:font-size-complex="10pt"/>
    </style:style>
    <style:style style:name="P17" style:family="paragraph" style:parent-style-name="Standard">
      <style:text-properties fo:font-size="10pt" officeooo:rsid="0037b2e3" officeooo:paragraph-rsid="0037b2e3" style:font-size-asian="10pt" style:font-size-complex="10pt"/>
    </style:style>
    <style:style style:name="P18" style:family="paragraph" style:parent-style-name="Standard">
      <style:text-properties fo:font-size="10pt" officeooo:rsid="00381073" officeooo:paragraph-rsid="00381073" style:font-size-asian="10pt" style:font-size-complex="10pt"/>
    </style:style>
    <style:style style:name="P19" style:family="paragraph" style:parent-style-name="Standard">
      <style:text-properties fo:font-size="10pt" officeooo:rsid="003869f2" officeooo:paragraph-rsid="003869f2" style:font-size-asian="10pt" style:font-size-complex="10pt"/>
    </style:style>
    <style:style style:name="P20" style:family="paragraph" style:parent-style-name="Standard">
      <style:text-properties fo:font-size="10pt" officeooo:rsid="0038d572" officeooo:paragraph-rsid="0038d572" style:font-size-asian="10pt" style:font-size-complex="10pt"/>
    </style:style>
    <style:style style:name="P21" style:family="paragraph" style:parent-style-name="Standard">
      <style:paragraph-properties style:writing-mode="lr-tb"/>
      <style:text-properties fo:font-size="10pt" officeooo:rsid="0038f5d9" officeooo:paragraph-rsid="0038f5d9" style:font-size-asian="10pt" style:font-size-complex="10pt"/>
    </style:style>
    <style:style style:name="P22" style:family="paragraph" style:parent-style-name="Standard">
      <style:paragraph-properties style:writing-mode="lr-tb"/>
      <style:text-properties fo:font-size="10pt" officeooo:rsid="0038f5d9" officeooo:paragraph-rsid="003b8e6f" style:font-size-asian="10pt" style:font-size-complex="10pt"/>
    </style:style>
    <style:style style:name="P23" style:family="paragraph" style:parent-style-name="Standard">
      <style:paragraph-properties style:writing-mode="lr-tb"/>
      <style:text-properties fo:font-size="10pt" officeooo:rsid="003a8848" officeooo:paragraph-rsid="003a8848" style:font-size-asian="10pt" style:font-size-complex="10pt"/>
    </style:style>
    <style:style style:name="P24" style:family="paragraph" style:parent-style-name="Standard">
      <style:text-properties fo:font-size="12pt" officeooo:rsid="002c12fb" officeooo:paragraph-rsid="002c12fb" style:font-size-asian="12pt" style:font-size-complex="12pt"/>
    </style:style>
    <style:style style:name="P25" style:family="paragraph" style:parent-style-name="Standard">
      <style:paragraph-properties style:writing-mode="lr-tb"/>
      <style:text-properties fo:font-size="10pt" officeooo:rsid="003b8e6f" officeooo:paragraph-rsid="003b8e6f" style:font-size-asian="10pt" style:font-size-complex="10pt"/>
    </style:style>
    <style:style style:name="P26" style:family="paragraph" style:parent-style-name="Standard">
      <style:paragraph-properties style:writing-mode="lr-tb"/>
      <style:text-properties fo:font-size="10pt" officeooo:rsid="003c44b7" officeooo:paragraph-rsid="003c44b7" style:font-size-asian="10pt" style:font-size-complex="10pt"/>
    </style:style>
    <style:style style:name="P27" style:family="paragraph" style:parent-style-name="Standard">
      <style:paragraph-properties style:writing-mode="lr-tb"/>
      <style:text-properties fo:font-size="10pt" officeooo:rsid="003e4642" officeooo:paragraph-rsid="003e4642" style:font-size-asian="10pt" style:font-size-complex="10pt"/>
    </style:style>
    <style:style style:name="P28" style:family="paragraph" style:parent-style-name="Standard">
      <style:paragraph-properties style:writing-mode="lr-tb"/>
      <style:text-properties fo:font-size="10pt" officeooo:rsid="0040fe77" officeooo:paragraph-rsid="0040fe77" style:font-size-asian="10pt" style:font-size-complex="10pt"/>
    </style:style>
    <style:style style:name="P29" style:family="paragraph" style:parent-style-name="Standard">
      <style:paragraph-properties style:writing-mode="lr-tb"/>
      <style:text-properties fo:font-size="10pt" officeooo:rsid="00425780" officeooo:paragraph-rsid="00425780" style:font-size-asian="10pt" style:font-size-complex="10pt"/>
    </style:style>
    <style:style style:name="P30" style:family="paragraph" style:parent-style-name="Standard">
      <style:text-properties fo:font-size="10pt" officeooo:rsid="00292049" officeooo:paragraph-rsid="00292049" style:font-size-asian="10pt" style:font-size-complex="10pt"/>
    </style:style>
    <style:style style:name="P31" style:family="paragraph" style:parent-style-name="Standard">
      <style:text-properties fo:font-size="10pt" officeooo:rsid="002a1ec1" officeooo:paragraph-rsid="002a1ec1" style:font-size-asian="10pt" style:font-size-complex="10pt"/>
    </style:style>
    <style:style style:name="P32" style:family="paragraph" style:parent-style-name="Standard">
      <style:paragraph-properties style:writing-mode="lr-tb"/>
      <style:text-properties fo:font-size="10pt" officeooo:rsid="0044018a" officeooo:paragraph-rsid="0044018a" style:font-size-asian="10pt" style:font-size-complex="10pt"/>
    </style:style>
    <style:style style:name="P33" style:family="paragraph" style:parent-style-name="Standard">
      <style:paragraph-properties style:writing-mode="lr-tb"/>
      <style:text-properties fo:font-size="10pt" officeooo:rsid="004464d6" officeooo:paragraph-rsid="004464d6" style:font-size-asian="10pt" style:font-size-complex="10pt"/>
    </style:style>
    <style:style style:name="P34" style:family="paragraph" style:parent-style-name="Standard">
      <style:paragraph-properties style:writing-mode="lr-tb"/>
      <style:text-properties fo:font-size="10pt" officeooo:rsid="00472061" officeooo:paragraph-rsid="00472061" style:font-size-asian="10pt" style:font-size-complex="10pt"/>
    </style:style>
    <style:style style:name="P35" style:family="paragraph" style:parent-style-name="Standard">
      <style:paragraph-properties style:writing-mode="lr-tb"/>
      <style:text-properties fo:font-size="10pt" officeooo:rsid="004867e7" officeooo:paragraph-rsid="004867e7" style:font-size-asian="10pt" style:font-size-complex="10pt"/>
    </style:style>
    <style:style style:name="P36" style:family="paragraph" style:parent-style-name="Standard">
      <style:paragraph-properties style:writing-mode="lr-tb"/>
      <style:text-properties fo:font-size="10pt" officeooo:rsid="004bbe00" officeooo:paragraph-rsid="004bbe00" style:font-size-asian="10pt" style:font-size-complex="10pt"/>
    </style:style>
    <style:style style:name="P37" style:family="paragraph" style:parent-style-name="Standard">
      <style:paragraph-properties style:writing-mode="lr-tb"/>
      <style:text-properties fo:font-size="10pt" officeooo:rsid="004bbe00" officeooo:paragraph-rsid="004cd153" style:font-size-asian="10pt" style:font-size-complex="10pt"/>
    </style:style>
    <style:style style:name="P38" style:family="paragraph" style:parent-style-name="Standard">
      <style:paragraph-properties style:writing-mode="lr-tb"/>
      <style:text-properties fo:font-size="10pt" officeooo:rsid="004c076e" officeooo:paragraph-rsid="004c076e" style:font-size-asian="10pt" style:font-size-complex="10pt"/>
    </style:style>
    <style:style style:name="P39" style:family="paragraph" style:parent-style-name="Standard">
      <style:paragraph-properties style:writing-mode="lr-tb"/>
      <style:text-properties fo:font-size="10pt" officeooo:rsid="004c076e" officeooo:paragraph-rsid="004cd153" style:font-size-asian="10pt" style:font-size-complex="10pt"/>
    </style:style>
    <style:style style:name="P40" style:family="paragraph" style:parent-style-name="Standard">
      <style:paragraph-properties style:writing-mode="lr-tb"/>
      <style:text-properties fo:font-size="10pt" officeooo:rsid="004cd153" officeooo:paragraph-rsid="004cd153" style:font-size-asian="10pt" style:font-size-complex="10pt"/>
    </style:style>
    <style:style style:name="P41" style:family="paragraph" style:parent-style-name="Standard">
      <style:paragraph-properties style:writing-mode="lr-tb"/>
      <style:text-properties fo:font-size="10pt" officeooo:rsid="004e8e7c" officeooo:paragraph-rsid="004e8e7c" style:font-size-asian="10pt" style:font-size-complex="10pt"/>
    </style:style>
    <style:style style:name="P42" style:family="paragraph" style:parent-style-name="Standard">
      <style:paragraph-properties style:writing-mode="lr-tb"/>
      <style:text-properties fo:font-size="10pt" officeooo:rsid="004fd2a7" officeooo:paragraph-rsid="004fd2a7" style:font-size-asian="10pt" style:font-size-complex="10pt"/>
    </style:style>
    <style:style style:name="P43" style:family="paragraph" style:parent-style-name="Standard">
      <style:paragraph-properties style:writing-mode="lr-tb"/>
      <style:text-properties fo:font-size="10pt" officeooo:rsid="0050e354" officeooo:paragraph-rsid="004fd2a7" style:font-size-asian="10pt" style:font-size-complex="10pt"/>
    </style:style>
    <style:style style:name="P44" style:family="paragraph" style:parent-style-name="Standard">
      <style:paragraph-properties style:writing-mode="lr-tb"/>
      <style:text-properties fo:font-size="10pt" officeooo:rsid="0051d6bd" officeooo:paragraph-rsid="0051d6bd" style:font-size-asian="10pt" style:font-size-complex="10pt"/>
    </style:style>
    <style:style style:name="P45" style:family="paragraph" style:parent-style-name="Standard">
      <style:paragraph-properties style:writing-mode="lr-tb"/>
      <style:text-properties fo:font-size="10pt" officeooo:rsid="0054346b" officeooo:paragraph-rsid="0054346b" style:font-size-asian="10pt" style:font-size-complex="10pt"/>
    </style:style>
    <style:style style:name="P46" style:family="paragraph" style:parent-style-name="Standard">
      <style:paragraph-properties style:writing-mode="lr-tb"/>
      <style:text-properties fo:font-size="10pt" officeooo:rsid="00548258" officeooo:paragraph-rsid="00548258" style:font-size-asian="10pt" style:font-size-complex="10pt"/>
    </style:style>
    <style:style style:name="P47" style:family="paragraph" style:parent-style-name="Standard">
      <style:paragraph-properties style:writing-mode="lr-tb"/>
      <style:text-properties fo:font-size="10pt" officeooo:rsid="00548258" officeooo:paragraph-rsid="00594b4a" style:font-size-asian="10pt" style:font-size-complex="10pt"/>
    </style:style>
    <style:style style:name="P48" style:family="paragraph" style:parent-style-name="Standard">
      <style:paragraph-properties style:writing-mode="lr-tb"/>
      <style:text-properties fo:font-size="10pt" officeooo:rsid="00561f26" officeooo:paragraph-rsid="00561f26" style:font-size-asian="10pt" style:font-size-complex="10pt"/>
    </style:style>
    <style:style style:name="P49" style:family="paragraph" style:parent-style-name="Standard">
      <style:paragraph-properties style:writing-mode="lr-tb"/>
      <style:text-properties fo:font-size="10pt" officeooo:rsid="00561f26" officeooo:paragraph-rsid="00594b4a" style:font-size-asian="10pt" style:font-size-complex="10pt"/>
    </style:style>
    <style:style style:name="P50" style:family="paragraph" style:parent-style-name="Standard">
      <style:paragraph-properties style:writing-mode="lr-tb"/>
      <style:text-properties fo:font-size="10pt" officeooo:rsid="00579106" officeooo:paragraph-rsid="00579106" style:font-size-asian="10pt" style:font-size-complex="10pt"/>
    </style:style>
    <style:style style:name="P51" style:family="paragraph" style:parent-style-name="Standard">
      <style:paragraph-properties style:writing-mode="lr-tb"/>
      <style:text-properties fo:font-size="10pt" officeooo:rsid="00594b4a" officeooo:paragraph-rsid="00594b4a" style:font-size-asian="10pt" style:font-size-complex="10pt"/>
    </style:style>
    <style:style style:name="P52" style:family="paragraph" style:parent-style-name="Standard">
      <style:paragraph-properties style:writing-mode="lr-tb"/>
      <style:text-properties fo:font-size="10pt" officeooo:rsid="0059eed7" officeooo:paragraph-rsid="0059eed7" style:font-size-asian="10pt" style:font-size-complex="10pt"/>
    </style:style>
    <style:style style:name="P53" style:family="paragraph" style:parent-style-name="Standard">
      <style:paragraph-properties style:writing-mode="lr-tb"/>
      <style:text-properties fo:font-size="10pt" officeooo:rsid="005a7c44" officeooo:paragraph-rsid="005a7c44" style:font-size-asian="10pt" style:font-size-complex="10pt"/>
    </style:style>
    <style:style style:name="P54" style:family="paragraph" style:parent-style-name="Standard">
      <style:paragraph-properties style:writing-mode="lr-tb"/>
      <style:text-properties fo:font-size="10pt" officeooo:rsid="005b2170" officeooo:paragraph-rsid="005b2170" style:font-size-asian="10pt" style:font-size-complex="10pt"/>
    </style:style>
    <style:style style:name="P55" style:family="paragraph" style:parent-style-name="Standard">
      <style:paragraph-properties style:writing-mode="lr-tb"/>
      <style:text-properties fo:font-size="10pt" officeooo:rsid="005c4b65" officeooo:paragraph-rsid="005c4b65" style:font-size-asian="10pt" style:font-size-complex="10pt"/>
    </style:style>
    <style:style style:name="T1" style:family="text">
      <style:text-properties officeooo:rsid="00256383"/>
    </style:style>
    <style:style style:name="T2" style:family="text">
      <style:text-properties officeooo:rsid="00268714"/>
    </style:style>
    <style:style style:name="T3" style:family="text">
      <style:text-properties officeooo:rsid="0028b023"/>
    </style:style>
    <style:style style:name="T4" style:family="text">
      <style:text-properties officeooo:rsid="002a1ec1"/>
    </style:style>
    <style:style style:name="T5" style:family="text">
      <style:text-properties officeooo:rsid="002aa389"/>
    </style:style>
    <style:style style:name="T6" style:family="text">
      <style:text-properties officeooo:rsid="002c12fb"/>
    </style:style>
    <style:style style:name="T7" style:family="text">
      <style:text-properties officeooo:rsid="002d2cd1"/>
    </style:style>
    <style:style style:name="T8" style:family="text">
      <style:text-properties officeooo:rsid="002e98c4"/>
    </style:style>
    <style:style style:name="T9" style:family="text">
      <style:text-properties officeooo:rsid="0031372a"/>
    </style:style>
    <style:style style:name="T10" style:family="text">
      <style:text-properties officeooo:rsid="00327bfb"/>
    </style:style>
    <style:style style:name="T11" style:family="text">
      <style:text-properties officeooo:rsid="003457b2"/>
    </style:style>
    <style:style style:name="T12" style:family="text">
      <style:text-properties officeooo:rsid="0037b2e3"/>
    </style:style>
    <style:style style:name="T13" style:family="text">
      <style:text-properties officeooo:rsid="00381073"/>
    </style:style>
    <style:style style:name="T14" style:family="text">
      <style:text-properties officeooo:rsid="003869f2"/>
    </style:style>
    <style:style style:name="T15" style:family="text">
      <style:text-properties officeooo:rsid="003b8e6f"/>
    </style:style>
    <style:style style:name="T16" style:family="text">
      <style:text-properties officeooo:rsid="003ddf92"/>
    </style:style>
    <style:style style:name="T17" style:family="text">
      <style:text-properties officeooo:rsid="003f3b9c"/>
    </style:style>
    <style:style style:name="T18" style:family="text">
      <style:text-properties officeooo:rsid="00425780"/>
    </style:style>
    <style:style style:name="T19" style:family="text">
      <style:text-properties officeooo:rsid="0044018a"/>
    </style:style>
    <style:style style:name="T20" style:family="text">
      <style:text-properties officeooo:rsid="004626db"/>
    </style:style>
    <style:style style:name="T21" style:family="text">
      <style:text-properties officeooo:rsid="004a7e1d"/>
    </style:style>
    <style:style style:name="T22" style:family="text">
      <style:text-properties officeooo:rsid="004c076e"/>
    </style:style>
    <style:style style:name="T23" style:family="text">
      <style:text-properties fo:font-size="10pt" officeooo:rsid="004bbe00" style:font-size-asian="10pt" style:font-size-complex="10pt"/>
    </style:style>
    <style:style style:name="T24" style:family="text">
      <style:text-properties fo:font-size="10pt" officeooo:rsid="00561f26" style:font-size-asian="10pt" style:font-size-complex="10pt"/>
    </style:style>
    <style:style style:name="T25" style:family="text">
      <style:text-properties officeooo:rsid="004cd153"/>
    </style:style>
    <style:style style:name="T26" style:family="text">
      <style:text-properties officeooo:rsid="004ceadd"/>
    </style:style>
    <style:style style:name="T27" style:family="text">
      <style:text-properties officeooo:rsid="004e8e7c"/>
    </style:style>
    <style:style style:name="T28" style:family="text">
      <style:text-properties officeooo:rsid="0050c1e1"/>
    </style:style>
    <style:style style:name="T29" style:family="text">
      <style:text-properties officeooo:rsid="00594b4a"/>
    </style:style>
    <style:style style:name="T30" style:family="text">
      <style:text-properties officeooo:rsid="005a7c44"/>
    </style:style>
    <style:style style:name="T31" style:family="text">
      <style:text-properties officeooo:rsid="005b21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ise 4.1 Explain the statement that relational algebra operators can be composed. Why</text:p>
      <text:p text:style-name="P1">is the ability to compose operators important?</text:p>
      <text:p text:style-name="P1"/>
      <text:p text:style-name="P1">Relation algebra operators accepts as arguments relation instance/s and produce a relation instance. Therefore, relation algebra operators can be combined by using result of one relation operator as input of another. </text:p>
      <text:p text:style-name="P1">The ability to compose operators is important because it allows us to create intermediate results that are used to compute the end result.</text:p>
      <text:p text:style-name="P1"/>
      <text:p text:style-name="P1">Exercise 4.2 Given two relations R1 and R2, where R1 contains N1 tuples, R2 contains N2 tuples, and N2 &gt; N1 &gt; 0, give the minimum and maximum possible sizes (in tuples) for the resulting relation produced by each of the following relational algebra expressions. In each case, state any assumptions about the schemas for R1 and R2 needed to make the expression meaningful:</text:p>
      <text:p text:style-name="P1">(1) R1 U R2, (2) R1 n R2, (3) R1 - R2, (4) R1 x R2, (5) (Ta=5(R1), (6) <text:span text:style-name="T3">π</text:span>(R1), and</text:p>
      <text:p text:style-name="P1">(7) R1/ R2</text:p>
      <text:p text:style-name="P1"/>
      <text:p text:style-name="P2">1)R1 and R2 need to be union-compatible. Maximum possible size is equal to the size of R1 + size of R2. Minimum possible size is equal to the max size(<text:span text:style-name="T1">R1</text:span>,<text:span text:style-name="T1">R2</text:span>).</text:p>
      <text:p text:style-name="P2"/>
      <text:p text:style-name="P2">2)R1 and R2 need to be union-compatible. Maximum possible size is min size(<text:span text:style-name="T1">R1</text:span>,<text:span text:style-name="T1">R2</text:span>) and minimum <text:span text:style-name="T1">possible size </text:span>is 0.</text:p>
      <text:p text:style-name="P2"/>
      <text:p text:style-name="P3">3)R1 and R2 need to be union-compatible. Maximum possible size is the size of R1. <text:span text:style-name="T2">Minimum possible size is 0.</text:span></text:p>
      <text:p text:style-name="P3"/>
      <text:p text:style-name="P4">4)Size is always equal to R1 size * R2 size.</text:p>
      <text:p text:style-name="P4"/>
      <text:p text:style-name="P4">5)?</text:p>
      <text:p text:style-name="P4"/>
      <text:p text:style-name="P5">6)Has the same size as R1.</text:p>
      <text:p text:style-name="P5"/>
      <text:p text:style-name="P6">7)Maximum possible size is the size of R1, and minimum possible size is 0.</text:p>
      <text:p text:style-name="P6"/>
      <text:p text:style-name="P30">Exercise 4.3 Consider the following schema:</text:p>
      <text:p text:style-name="P30"/>
      <text:p text:style-name="P30">Suppliers( sid: integer, <text:span text:style-name="T19">name</text:span>: string, address: string) <text:span text:style-name="T18">= s</text:span></text:p>
      <text:p text:style-name="P30"/>
      <text:p text:style-name="P30">Parts(pid: integer, <text:span text:style-name="T19">name</text:span>: string, color: string) <text:span text:style-name="T18">= p</text:span></text:p>
      <text:p text:style-name="P30"/>
      <text:p text:style-name="P30">Catalog( sid: integer, pid: integer, cost: real) <text:span text:style-name="T18">= s</text:span></text:p>
      <text:p text:style-name="P30"/>
      <text:p text:style-name="P30">The key fields are underlined, and the domain of each field is listed after the field name. Therefore sid is the key for Suppliers, pid is the key for Parts, and sid and pid together form the key for Catalog. The Catalog relation lists the prices charged for parts by Suppliers. Write the following queries in relational algebra, tuple relational calculus, and domain relational calculus:</text:p>
      <text:p text:style-name="P30"/>
      <text:p text:style-name="P30">1. Find the na<text:span text:style-name="T4">m</text:span>es of suppliers who supply some red part.</text:p>
      <text:p text:style-name="P30"/>
      <text:p text:style-name="P31"><text:span text:style-name="T6">π</text:span>name( σp.pid=c.pid^p.color=’red’(σc.sid=s.sid(c x s) x p) )</text:p>
      <text:p text:style-name="P31">2. Find the sids of suppliers who supply some red or green part.</text:p>
      <text:p text:style-name="P13">πsid( σc.pid=p.pid^p.color=’red’(c x p) ) U πsid( σc.pid=p.pid^p.color=’green’(c x p) )</text:p>
      <text:p text:style-name="P7"/>
      <text:p text:style-name="P24"><text:soft-page-break/>3.Find the sids of suppliers who supply some red part or are at 221 Packer Ave.</text:p>
      <text:p text:style-name="P12"/>
      <text:p text:style-name="P10"><text:span text:style-name="T8">πsid( σc.pid=p.pid^p.color=’red’(c x p) ) U </text:span><text:span text:style-name="T6">πsid</text:span>(<text:span text:style-name="T6">σadress=’221 Packer Ave’(s)</text:span>)<text:span text:style-name="T5">.</text:span></text:p>
      <text:p text:style-name="P8"/>
      <text:p text:style-name="P8"><text:span text:style-name="T9">4. </text:span>Find the sids of suppliers who supply some rcd part and some green part.</text:p>
      <text:p text:style-name="P11"><text:span text:style-name="T8">πsid( σc.pid=p.pid^p.color=’red’(c x p) ) </text:span><text:span text:style-name="T7">intersection</text:span> <text:span text:style-name="T8">πsid( σc.pid=p.pid^p.color=’</text:span><text:span text:style-name="T10">green</text:span><text:span text:style-name="T8">’(c x p) )</text:span></text:p>
      <text:p text:style-name="P9"/>
      <text:p text:style-name="P9">5. Find the sids of suppliers who supply every part.</text:p>
      <text:p text:style-name="P13"><text:span text:style-name="T11">π</text:span>sids( <text:span text:style-name="T10">πsid,pid(c) | πpid(p) </text:span>)</text:p>
      <text:p text:style-name="P13"/>
      <text:p text:style-name="P17">6.Find the sids of suppliers who supply every red part.</text:p>
      <text:p text:style-name="P14"><text:span text:style-name="T11">π</text:span>sids( <text:span text:style-name="T10">πsid,pid(c) | πpid(</text:span><text:span text:style-name="T12">σcolor=’red’(</text:span><text:span text:style-name="T10">p</text:span><text:span text:style-name="T12">)</text:span><text:span text:style-name="T10">) </text:span>)</text:p>
      <text:p text:style-name="P14"/>
      <text:p text:style-name="P19">7.Find the sids of suppliers who supply every red or green part.</text:p>
      <text:p text:style-name="P16"><text:span text:style-name="T11">π</text:span>sids( <text:span text:style-name="T10">πsid,pid(c) | πpid(</text:span><text:span text:style-name="T12">σcolor=’red’ </text:span><text:span text:style-name="T14">or color=’green’</text:span><text:span text:style-name="T12">(</text:span><text:span text:style-name="T10">p</text:span><text:span text:style-name="T12">)</text:span><text:span text:style-name="T10">) </text:span>)</text:p>
      <text:p text:style-name="P16"/>
      <text:p text:style-name="P18"><text:span text:style-name="T14">8</text:span>.Find the sids of suppliers who supply every red part or supply every green part.</text:p>
      <text:p text:style-name="P15"><text:span text:style-name="T11">π</text:span>sids( <text:span text:style-name="T10">πsid,pid(c) | πpid(</text:span><text:span text:style-name="T12">σcolor=’red’(</text:span><text:span text:style-name="T10">p</text:span><text:span text:style-name="T12">)</text:span><text:span text:style-name="T10">) </text:span>) <text:span text:style-name="T13">U </text:span><text:span text:style-name="T11">π</text:span>sids( <text:span text:style-name="T10">πsid,pid(c) | πpid(</text:span><text:span text:style-name="T12">σcolor=’</text:span><text:span text:style-name="T13">green</text:span><text:span text:style-name="T12">’(</text:span><text:span text:style-name="T10">p</text:span><text:span text:style-name="T12">)</text:span><text:span text:style-name="T10">) </text:span>)</text:p>
      <text:p text:style-name="P15"/>
      <text:p text:style-name="P20">9.Find pairs of sids such that the supplier with the first sid charges more for some part than the supplier with the second sid.</text:p>
      <text:p text:style-name="P21">p(c1(sid → sid1),c)</text:p>
      <text:p text:style-name="P21">p(c2(sid → sid<text:span text:style-name="T15">2</text:span>),c)</text:p>
      <text:p text:style-name="P21"/>
      <text:p text:style-name="P21">πsid1,sid2( σsid1!=sid2^c1.cost&gt;c2.cost^c1.pid=c2.pid(c1xc2) )</text:p>
      <text:p text:style-name="P21"/>
      <text:p text:style-name="P23">10.Find the pids of parts supplied by at least two different suppliers.</text:p>
      <text:p text:style-name="P22">p(c1(<text:span text:style-name="T15">pid</text:span> → <text:span text:style-name="T15">pid</text:span>1),c)</text:p>
      <text:p text:style-name="P22">p(c2(<text:span text:style-name="T15">pid</text:span> → <text:span text:style-name="T15">pid2</text:span>),c)</text:p>
      <text:p text:style-name="P22"/>
      <text:p text:style-name="P25">πpid1( σpid1=pid2^c1.sid!=c2.sid(c1xc2) )</text:p>
      <text:p text:style-name="P25"/>
      <text:p text:style-name="P26">11.Find the pids of the most expensive parts supplied by suppliers named Yosemite Sham.</text:p>
      <text:p text:style-name="P26"/>
      <text:p text:style-name="P26">p(<text:span text:style-name="T16">catalog</text:span>,<text:span text:style-name="T16">πpid,sid,cost(</text:span>σname=’Yosemite Sham’<text:span text:style-name="T16">^s.sid=c.sid</text:span>(s <text:span text:style-name="T16">x c</text:span>)<text:span text:style-name="T16">)</text:span>)</text:p>
      <text:p text:style-name="P26"/>
      <text:p text:style-name="P27">πpid(catalog – πc1.sid,c1.pid,c1.cost(σc1.sid=c2.sid^c1.pid!=c2.pid<text:span text:style-name="T17">^c1.cost&lt;c2.cost</text:span>(p(c1,catalog)xp(c2,catalog))) )</text:p>
      <text:p text:style-name="P26"/>
      <text:p text:style-name="P28">The basic idea is to first select the catalog with supplies that we are interested in. Then, from this catalog we need to find for every supplier supplies without the most expensive supply and remove this relation from the catalog.</text:p>
      <text:p text:style-name="P28">In order to find the supplies that we need to remove, we join catalog with itself on the condition so that each supply by a given supplier is joined with all the other supplies of the same supplier but for different part, and then we need to keep rows for which for a given cost of a supply there exists another supply with higher cost, which means that that specific supply is not the most expensive supply. For the most expensive supply, there will be no other supply with which it has joined and that has higher cost.</text:p>
      <text:p text:style-name="P28"/>
      <text:p text:style-name="P29">12.Find the pids of parts supplied by every supplier at less than $200. (If any supplier either does not supply the part or charges more than $200 for it, the part is not selected.)</text:p>
      <text:p text:style-name="P29"/>
      <text:p text:style-name="P29">πpid(σcost&lt;=200(c))|p</text:p>
      <text:p text:style-name="P27"/>
      <text:p text:style-name="P27"/>
      <text:p text:style-name="P27">Exercise 4.4 Consider the Supplier-Parts-Catalog schema from the previous question. State</text:p>
      <text:p text:style-name="P27">what the following queries compute:</text:p>
      <text:p text:style-name="P27"/>
      <text:p text:style-name="P32">1. Select supplier names that supply any red part <text:span text:style-name="T20">for less than 100$</text:span>.</text:p>
      <text:p text:style-name="P33">2.</text:p>
      <text:p text:style-name="P34">3.Select supplier names that supply both any red and any green part for less than for less than 100$.</text:p>
      <text:p text:style-name="P35">4.Select supplier sids that supply both any red and any green part for less than 100$.</text:p>
      <text:p text:style-name="P35"><text:soft-page-break/>5.Same as 4.</text:p>
      <text:p text:style-name="P35"/>
      <text:p text:style-name="P35"/>
      <text:p text:style-name="P35">Exercise 4.5 Consider the following relations containing airline flight information:</text:p>
      <text:p text:style-name="P35"/>
      <text:p text:style-name="P35">Flights(fino: integer, from: string, to: string,distance: integer, depa<text:span text:style-name="T27">r</text:span>ts: time, arrives: time) <text:span text:style-name="T22">= f</text:span></text:p>
      <text:p text:style-name="P35"/>
      <text:p text:style-name="P35">Aircraft( aid: integer, aname: string, c<text:span text:style-name="T26">r</text:span>uisingrange: integer) <text:span text:style-name="T22">= a</text:span></text:p>
      <text:p text:style-name="P35"/>
      <text:p text:style-name="P35">Certified( eid: integer, aid: integer) <text:span text:style-name="T22">= c</text:span></text:p>
      <text:p text:style-name="P35"/>
      <text:p text:style-name="P35">Employees( eid: integer, ename: string, salary: integer) <text:span text:style-name="T22">= e</text:span></text:p>
      <text:p text:style-name="P35"/>
      <text:p text:style-name="P27">Note that the Employees relation describes pilots and other kinds of employees <text:span text:style-name="T21">as </text:span>well; every pilot is certified for some aircraft (otherwise, he or she would not qualify as a pilot), and only pilots are certified to fly.</text:p>
      <text:p text:style-name="P26"/>
      <text:p text:style-name="P26"/>
      <text:p text:style-name="P36">1. <text:span text:style-name="T22">Find</text:span> the eids of pilots certified for some Boeing aircraft.</text:p>
      <text:p text:style-name="P36"/>
      <text:p text:style-name="P38">πeids( σc.aid=a.aid^a.aname=’Boeing’(σe.eid=c.eid(exc))xa )</text:p>
      <text:p text:style-name="P38"/>
      <text:p text:style-name="P40">2. Find the names of pilots certified for some Boeing aircraft.<text:span text:style-name="T23"/></text:p>
      <text:p text:style-name="P37"/>
      <text:p text:style-name="P39">π<text:span text:style-name="T25">ename</text:span>( σc.aid=a.aid^a.aname=’Boeing’(σe.eid=c.eid(exc))xa )</text:p>
      <text:p text:style-name="P39"/>
      <text:p text:style-name="P41">3.Find the aids of all aircraft that. can be used on non-stop flights from Bonn to Madras.</text:p>
      <text:p text:style-name="P41"/>
      <text:p text:style-name="P41">πaid( σf.from=’Bonn’^f.to=’Madras’^distance&lt;=a.cruisingrange(axf) )</text:p>
      <text:p text:style-name="P41"/>
      <text:p text:style-name="P42">4.Identi<text:span text:style-name="T28">f</text:span>y the flights that can be piloted by every pilot whose salary is more than $100,000.</text:p>
      <text:p text:style-name="P43"/>
      <text:p text:style-name="P44">πfino( σe.eid=c.eid^e.salary&gt;100.000(σc.aid=a.aid(σf.distance&lt;=a.cruisingrange(axf))xc)xe )</text:p>
      <text:p text:style-name="P44"/>
      <text:p text:style-name="P45">5.Find the names of pilots who can operate planes with a range greater than 3,000 miles but are not certified on any Boeing aircraft.</text:p>
      <text:p text:style-name="P45"/>
      <text:p text:style-name="P45">p(rangeEmp,πname( σa.aid=c.aid^a.cruisingrange&gt;3000(σe.eid=c.eid(exc))xa ))</text:p>
      <text:p text:style-name="P45">p(boeingEmp, πname( σa.aid=c.aid^a.aname=’Boeing’(σe.eid=c.eid(exc))xa)</text:p>
      <text:p text:style-name="P45"/>
      <text:p text:style-name="P45">rangeEmp – boeingEmp</text:p>
      <text:p text:style-name="P45"/>
      <text:p text:style-name="P46">6.Find the eids of employees who make the highest salary.</text:p>
      <text:p text:style-name="P46"/>
      <text:p text:style-name="P48">p(e1,e)</text:p>
      <text:p text:style-name="P48">p(e2,e)</text:p>
      <text:p text:style-name="P48"/>
      <text:p text:style-name="P48">πeid(e – σe1.eid!=e2.eid^e1.salary&lt;e2.salary(e1xe2) )</text:p>
      <text:p text:style-name="P48"/>
      <text:p text:style-name="P50">7.Find the eids of employees who make the second highest salary.</text:p>
      <text:p text:style-name="P51">We can find the eids of employees who make the highest salary, remove them from all employess, and then recalculate the employees who make the highest salary – these will be employees with second highest salary.</text:p>
      <text:p text:style-name="P51"/>
      <text:p text:style-name="P47"/>
      <text:p text:style-name="P49">p(e1,e)</text:p>
      <text:p text:style-name="P49">p(e2,e)</text:p>
      <text:p text:style-name="P49"><text:span text:style-name="T29">p(highestSalaryEmp,</text:span>e – σe1.eid!=e2.eid^e1.salary&lt;e2.salary(e1xe2)<text:span text:style-name="T29">)</text:span></text:p>
      <text:p text:style-name="P51">p(e3,e – highestSalaryEmp)</text:p>
      <text:p text:style-name="P51">p(e4,e - highestSalaryEmp)<text:span text:style-name="T24"/></text:p>
      <text:p text:style-name="P49"><text:soft-page-break/>πeid(e – σe<text:span text:style-name="T29">3</text:span>.eid!=e<text:span text:style-name="T29">4</text:span>.eid^e<text:span text:style-name="T29">3</text:span>.salary&lt;e<text:span text:style-name="T29">4</text:span>.salary(e<text:span text:style-name="T29">3</text:span>xe<text:span text:style-name="T29">4</text:span>) )</text:p>
      <text:p text:style-name="P49"/>
      <text:p text:style-name="P52">8. -</text:p>
      <text:p text:style-name="P52"/>
      <text:p text:style-name="P52">9. Find the eids of employees who are certified for exactly three aircraft.</text:p>
      <text:p text:style-name="P53">We can find employees who are certified for at least two aircrafts. Then, if we remove these certificates from all certificates and join again, we can find employees who are certified for at least three aircrafts. Then, we can do the same action to find employees who are certified for at least four aircrafts and remove them from the previously computed result to get only those employees who are certified for exactly 3 aircrafts.</text:p>
      <text:p text:style-name="P53">p(c1,c)</text:p>
      <text:p text:style-name="P53">p(c2,c)</text:p>
      <text:p text:style-name="P53">p(c3,c)</text:p>
      <text:p text:style-name="P54">p(c4,c)</text:p>
      <text:p text:style-name="P53"/>
      <text:p text:style-name="P53"><text:span text:style-name="T31">p(atLeast3,</text:span>πeid(σc1.eid=c2.eid<text:span text:style-name="T31">=c3.eid</text:span>^c1.aid!=c2.aid!<text:span text:style-name="T31">=c3.aid</text:span>(c1xc2<text:span text:style-name="T31">xc3</text:span>))<text:span text:style-name="T31">)</text:span></text:p>
      <text:p text:style-name="P54">p(atLeast4,<text:span text:style-name="T30">πeid(σc1.eid=c2.eid</text:span>=c3.eid=c4.eid<text:span text:style-name="T30">^c1.aid!=c2.aid!</text:span>=c3.aid!=c4.aid<text:span text:style-name="T30">(c1xc2</text:span>xc3xc4<text:span text:style-name="T30">))</text:span>)</text:p>
      <text:p text:style-name="P54"/>
      <text:p text:style-name="P54">atLeast3-atLeast4</text:p>
      <text:p text:style-name="P54"/>
      <text:p text:style-name="P55">10. -</text:p>
      <text:p text:style-name="P55"/>
      <text:p text:style-name="P55">11. -</text:p>
      <text:p text:style-name="P55"/>
      <text:p text:style-name="P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8T18:08:21.147335359</meta:creation-date>
    <meta:generator>LibreOffice/7.5.5.2$Linux_X86_64 LibreOffice_project/50$Build-2</meta:generator>
    <dc:date>2023-11-09T15:00:27.661824985</dc:date>
    <meta:editing-duration>PT2H48M33S</meta:editing-duration>
    <meta:editing-cycles>62</meta:editing-cycles>
    <meta:document-statistic meta:table-count="0" meta:image-count="0" meta:object-count="0" meta:page-count="4" meta:paragraph-count="99" meta:word-count="1201" meta:character-count="7913" meta:non-whitespace-character-count="6803"/>
  </office:meta>
</office:document-meta>
</file>